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перезапуска стрима с другим режимом можно воспользоваться модулем v4l2loopback (https://github.com/v4l2loopback/v4l2loopback). Он позволяет создать виртуальное видео устройство, к которому вы подключаете свой пайплайн.</text:p>
      <text:p text:style-name="P1"/>
      <text:p text:style-name="P1">1) Компилируем модуль и загружаем его с указанием номера виртуального видеоустройства (для примера 60):</text:p>
      <text:p text:style-name="P1">sudo insmod v4l2loopback.ko video_nr=60</text:p>
      <text:p text:style-name="P1"/>
      <text:p text:style-name="P1">2) Запускаем GStreamer, для проброса видео с камеры на виртуальное видеоустройство:</text:p>
      <text:p text:style-name="P1">gst-launch-1.0 v4l2src device=/dev/video51 <text:s/>! <text:s/>video/x-raw, width=1920,height=1080 ! v4l2sink device=/dev/video60</text:p>
      <text:p text:style-name="P1"/>
      <text:p text:style-name="P1">3) Запускаем прием видео с виртуального видеоустройства</text:p>
      <text:p text:style-name="P1"/>
      <text:p text:style-name="P1">4) Если нужно изменить поле зрения, то GStreamer закрывается, меняется ROI:</text:p>
      <text:p text:style-name="P1">v4l2-ctl -d /dev/video51 --set-crop top=0,left=0,width=3840,height=2160</text:p>
      <text:p text:style-name="P1">или</text:p>
      <text:p text:style-name="P1">v4l2-ctl -d /dev/video51 --set-crop top=540,left=960,width=1920,height=1080</text:p>
      <text:p text:style-name="P1">и запускается снова GStreamer из п.2.</text:p>
      <text:p text:style-name="P1"/>
      <text:p text:style-name="P1">При этом на пайплайн, принимающий видео с виртуального видеоустройства нет необходимости перезапускать. Уже скомпилированный модуль для 6-го ядра хадаса прилагае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29T12:09:53.752012745</dc:date>
    <meta:editing-duration>P1DT5H12M33S</meta:editing-duration>
    <meta:editing-cycles>136</meta:editing-cycles>
    <meta:document-statistic meta:table-count="0" meta:image-count="0" meta:object-count="0" meta:page-count="1" meta:paragraph-count="12" meta:word-count="118" meta:character-count="1039" meta:non-whitespace-character-count="933"/>
  </office:meta>
</office:document-meta>
</file>